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.148cm" fo:margin-right="0cm" fo:line-height="100%" fo:text-align="justify" style:justify-single-word="false" fo:text-indent="0cm" style:auto-text-indent="false"/>
      <style:text-properties style:font-name="Times New Roman" fo:font-size="11pt" fo:font-weight="bold" fo:background-color="transparent" style:font-size-asian="11pt" style:font-weight-asian="bold" style:font-name-complex="Arial" style:font-size-complex="11pt" style:font-weight-complex="bold"/>
    </style:style>
    <style:style style:name="P2" style:family="paragraph" style:parent-style-name="Addressee">
      <style:paragraph-properties fo:margin-left="0.106cm" fo:margin-right="0cm" fo:line-height="100%" fo:text-align="justify" style:justify-single-word="false" fo:text-indent="0cm" style:auto-text-indent="false"/>
      <style:text-properties fo:color="#000000" style:font-name="Times New Roman" fo:font-size="11pt" fo:font-weight="bold" fo:background-color="transparent" style:font-name-asian="Arial2" style:font-size-asian="11pt" style:font-weight-asian="bold" style:font-name-complex="Arial" style:font-size-complex="11pt" style:font-weight-complex="bold"/>
    </style:style>
    <style:style style:name="P3" style:family="paragraph" style:parent-style-name="Addressee">
      <style:paragraph-properties fo:margin-left="0.106cm" fo:margin-right="0cm" fo:line-height="100%" fo:text-align="justify" style:justify-single-word="false" fo:text-indent="0cm" style:auto-text-indent="false"/>
      <style:text-properties fo:color="#000000" style:font-name="Times New Roman" fo:font-size="11pt" fo:language="it" fo:country="IT" fo:font-weight="normal" fo:background-color="transparent" style:font-name-asian="Arial2" style:font-size-asian="11pt" style:font-weight-asian="normal" style:font-name-complex="Arial" style:font-size-complex="11pt" style:font-weight-complex="normal"/>
    </style:style>
    <style:style style:name="P4" style:family="paragraph" style:parent-style-name="Addressee">
      <style:paragraph-properties fo:margin-left="0.106cm" fo:margin-right="0cm" fo:line-height="100%" fo:text-align="justify" style:justify-single-word="false" fo:text-indent="0cm" style:auto-text-indent="false"/>
      <style:text-properties fo:color="#000000" style:font-name="Times New Roman" fo:font-size="11pt" fo:language="it" fo:country="IT" fo:font-weight="bold" fo:background-color="transparent" style:font-name-asian="Arial2" style:font-size-asian="11pt" style:font-weight-asian="bold" style:font-name-complex="Arial" style:font-size-complex="11pt" style:font-weight-complex="bold"/>
    </style:style>
    <style:style style:name="P5" style:family="paragraph" style:parent-style-name="Text_20_body">
      <style:paragraph-properties fo:margin-left="0.106cm" fo:margin-right="0cm" fo:line-height="100%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6" style:family="paragraph" style:parent-style-name="Text_20_body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7" style:family="paragraph" style:parent-style-name="Text_20_body">
      <style:paragraph-properties fo:margin-left="0.106cm" fo:margin-right="0cm" fo:line-height="100%" fo:text-align="justify" style:justify-single-word="false" fo:text-indent="0cm" style:auto-text-indent="false">
        <style:tab-stops>
          <style:tab-stop style:position="0.751cm"/>
          <style:tab-stop style:position="4.501cm"/>
          <style:tab-stop style:position="8.752cm"/>
          <style:tab-stop style:position="13.753cm"/>
        </style:tab-stops>
      </style:paragraph-properties>
      <style:text-properties style:font-name="Times New Roman" fo:font-size="11pt" fo:background-color="transparent" style:font-size-asian="11pt" style:font-size-complex="11pt"/>
    </style:style>
    <style:style style:name="P8" style:family="paragraph" style:parent-style-name="Text_20_body">
      <style:paragraph-properties fo:margin-left="0.106cm" fo:margin-right="0cm" fo:line-height="100%" fo:text-align="center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9" style:family="paragraph" style:parent-style-name="Text_20_body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12" style:family="paragraph" style:parent-style-name="OmniPage_20__23_1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0pt" fo:language="it" fo:country="IT" fo:font-weight="bold" fo:background-color="transparent" style:font-size-asian="10pt" style:font-weight-asian="bold" style:font-name-complex="Arial" style:font-size-complex="10pt" style:font-weight-complex="bold"/>
    </style:style>
    <style:style style:name="P13" style:family="paragraph" style:parent-style-name="OmniPage_20__23_1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Times New Roman" fo:font-size="11pt" fo:background-color="transparent" style:font-size-asian="11pt" style:font-size-complex="11pt"/>
    </style:style>
    <style:style style:name="P15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fo:font-weight="bold" fo:background-color="transparent" style:font-weight-asian="bold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fo:font-weight="bold" fo:background-color="transparent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20" style:family="paragraph" style:parent-style-name="Text_20_body">
      <style:text-properties fo:background-color="transparent"/>
    </style:style>
    <style:style style:name="P21" style:family="paragraph" style:parent-style-name="Text_20_body">
      <style:paragraph-properties fo:text-align="justify" style:justify-single-word="false"/>
      <style:text-properties fo:background-color="transparent"/>
    </style:style>
    <style:style style:name="P22" style:family="paragraph" style:parent-style-name="Text_20_body">
      <style:paragraph-properties fo:line-height="100%"/>
      <style:text-properties fo:background-color="transparent"/>
    </style:style>
    <style:style style:name="P23" style:family="paragraph" style:parent-style-name="Text_20_body">
      <style:paragraph-properties fo:line-height="100%" fo:text-align="center" style:justify-single-word="false"/>
      <style:text-properties fo:background-color="transparent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ext_20_body">
      <style:paragraph-properties fo:line-height="100%" fo:text-align="justify" style:justify-single-word="false"/>
    </style:style>
    <style:style style:name="P27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weight="normal" fo:background-color="transparent" style:font-weight-asian="normal" style:font-weight-complex="normal"/>
    </style:style>
    <style:style style:name="P29" style:family="paragraph" style:parent-style-name="Text_20_body">
      <style:paragraph-properties fo:line-height="150%"/>
      <style:text-properties fo:font-weight="normal" fo:background-color="transparent" style:font-weight-asian="normal" style:font-weight-complex="normal"/>
    </style:style>
    <style:style style:name="P3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31" style:family="paragraph" style:parent-style-name="Addressee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1pt" fo:font-style="normal" fo:font-weight="normal" fo:background-color="transparent" style:font-name-asian="Arial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Addressee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1pt" fo:font-style="normal" fo:font-weight="bold" fo:background-color="transparent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34" style:family="paragraph" style:parent-style-name="Footnote">
      <style:paragraph-properties fo:text-align="justify" style:justify-single-word="false"/>
    </style:style>
    <style:style style:name="P35" style:family="paragraph" style:parent-style-name="Footnote">
      <style:paragraph-properties fo:text-align="start" style:justify-single-word="false"/>
    </style:style>
    <style:style style:name="P36" style:family="paragraph" style:parent-style-name="Text_20_body">
      <style:paragraph-properties fo:margin-left="0.062cm" fo:margin-right="0cm" fo:line-height="1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37" style:family="paragraph" style:parent-style-name="Caption">
      <style:paragraph-properties fo:margin-left="0.062cm" fo:margin-right="0cm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Caption">
      <style:paragraph-properties fo:margin-left="0.062cm" fo:margin-right="0cm" fo:line-height="100%" fo:text-align="justify" style:justify-single-word="false" fo:text-indent="0cm" style:auto-text-indent="false"/>
      <style:text-properties style:font-name="Times New Roman" fo:font-size="12pt" fo:background-color="#ffff00" style:font-size-asian="12pt" style:font-size-complex="12pt"/>
    </style:style>
    <style:style style:name="P39" style:family="paragraph" style:parent-style-name="Caption">
      <style:paragraph-properties fo:margin-left="0.062cm" fo:margin-right="0cm" fo:line-height="10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40" style:family="paragraph" style:parent-style-name="Addressee"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.106cm" fo:line-height="100%"/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top="0cm" fo:margin-bottom="0.106cm"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.728cm" fo:margin-right="0cm" fo:line-height="100%" fo:text-indent="0cm" style:auto-text-indent="false"/>
      <style:text-properties fo:background-color="transparent"/>
    </style:style>
    <style:style style:name="P44" style:family="paragraph" style:parent-style-name="Text_20_body">
      <style:paragraph-properties fo:margin-left="0.552cm" fo:margin-right="0cm" fo:text-indent="0cm" style:auto-text-indent="false"/>
      <style:text-properties fo:color="#000000" fo:font-weight="normal" fo:background-color="transparent" style:font-name-asian="Arial2" style:font-weight-asian="normal" style:font-name-complex="Arial" style:font-weight-complex="normal"/>
    </style:style>
    <style:style style:name="P45" style:family="paragraph" style:parent-style-name="Standard" style:list-style-name="L1">
      <style:paragraph-properties fo:margin-left="0.106cm" fo:margin-right="0cm" fo:margin-top="0.212cm" fo:margin-bottom="0cm" fo:line-height="100%" fo:text-align="justify" style:justify-single-word="false" fo:text-indent="0cm" style:auto-text-indent="false"/>
      <style:text-properties style:font-name="Times New Roman" fo:font-size="10pt" fo:font-style="italic" fo:background-color="transparent" style:font-size-asian="10pt" style:font-style-asian="italic" style:font-name-complex="Arial" style:font-size-complex="10pt" style:font-style-complex="italic"/>
    </style:style>
    <style:style style:name="P46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background-color="transparent" style:font-size-asian="10pt" style:font-size-complex="10pt"/>
    </style:style>
    <style:style style:name="P47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48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49" style:family="paragraph" style:parent-style-name="OmniPage_20__23_1" style:list-style-name="L2">
      <style:paragraph-properties fo:line-height="100%" fo:text-align="justify" style:justify-single-word="false" fo:orphans="2" fo:widows="2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50" style:family="paragraph" style:parent-style-name="OmniPage_20__23_1" style:list-style-name="L2">
      <style:paragraph-properties fo:line-height="100%" fo:text-align="justify" style:justify-single-word="false" fo:orphans="2" fo:widows="2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Caption" style:master-page-name="First_20_Page">
      <style:paragraph-properties fo:line-height="150%" fo:text-align="center" style:justify-single-word="false" style:page-number="auto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52" style:family="paragraph">
      <style:paragraph-properties fo:text-align="center"/>
    </style:style>
    <style:style style:name="P53" style:family="paragraph">
      <style:paragraph-properties fo:text-align="start"/>
      <style:text-properties style:text-line-through-style="none" style:font-name="Tahoma" fo:font-size="10pt" fo:font-style="normal" style:text-underline-style="none" fo:font-weight="normal"/>
    </style:style>
    <style:style style:name="P54" style:family="paragraph">
      <style:paragraph-properties fo:text-align="start"/>
      <style:text-properties style:text-line-through-style="none" style:font-name="Tahoma1" fo:font-size="10pt" fo:font-style="normal" style:text-underline-style="none"/>
    </style:style>
    <style:style style:name="P5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56" style:family="paragraph">
      <style:paragraph-properties fo:text-align="start"/>
    </style:style>
    <style:style style:name="P57" style:family="paragraph">
      <style:paragraph-properties fo:margin-top="0.3cm" fo:margin-bottom="0cm" fo:line-height="100%" fo:text-align="center">
        <style:tab-stops/>
      </style:paragraph-properties>
    </style:style>
    <style:style style:name="P58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T2" style:family="text">
      <style:text-properties style:font-name="Times New Roman" fo:font-size="11p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Times New Roman" fo:font-size="11pt" fo:background-color="transparent" style:font-size-asian="11pt" style:font-size-complex="11pt"/>
    </style:style>
    <style:style style:name="T4" style:family="text">
      <style:text-properties style:font-name="Times New Roman" fo:font-style="normal" fo:font-weight="bold" fo:background-color="transparent" style:font-style-asian="normal" style:font-weight-asian="bold" style:font-name-complex="Arial" style:font-style-complex="normal" style:font-weight-complex="bold"/>
    </style:style>
    <style:style style:name="T5" style:family="text">
      <style:text-properties style:font-name="Times New Roman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6" style:family="text">
      <style:text-properties style:font-name="Times New Roman" fo:font-style="normal" fo:background-color="transparent" style:font-style-asian="normal" style:font-name-complex="Arial" style:font-style-complex="normal"/>
    </style:style>
    <style:style style:name="T7" style:family="text">
      <style:text-properties fo:color="#000000" fo:font-style="normal" fo:font-weight="bold" style:font-name-asian="Arial2" style:font-style-asian="normal" style:font-weight-asian="bold" style:font-name-complex="Arial" style:font-style-complex="normal" style:font-weight-complex="bold"/>
    </style:style>
    <style:style style:name="T8" style:family="text">
      <style:text-properties fo:color="#000000" fo:font-style="normal" fo:font-weight="bold" fo:background-color="transparent" style:font-name-asian="Arial2" style:font-style-asian="normal" style:font-weight-asian="bold" style:font-name-complex="Arial" style:font-style-complex="normal" style:font-weight-complex="bold"/>
    </style:style>
    <style:style style:name="T9" style:family="text">
      <style:text-properties fo:color="#000000" fo:font-style="normal" fo:font-weight="normal" style:font-name-asian="Arial2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fo:font-style="normal" fo:font-weight="normal" fo:background-color="transparent" style:font-name-asian="Arial2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fo:font-style="normal" style:text-underline-style="none" fo:font-weight="normal" fo:background-color="transparent" style:font-name-asian="Arial2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fo:font-style="normal" style:font-name-asian="Arial2" style:font-style-asian="normal" style:font-name-complex="Arial" style:font-style-complex="normal"/>
    </style:style>
    <style:style style:name="T13" style:family="text">
      <style:text-properties fo:color="#000000" fo:font-style="normal" fo:background-color="transparent" style:font-name-asian="Arial2" style:font-style-asian="normal" style:font-name-complex="Arial" style:font-style-complex="normal"/>
    </style:style>
    <style:style style:name="T14" style:family="text">
      <style:text-properties fo:color="#000000" fo:font-weight="bold" style:font-name-asian="Arial2" style:font-weight-asian="bold" style:font-name-complex="Arial" style:font-weight-complex="bold"/>
    </style:style>
    <style:style style:name="T15" style:family="text">
      <style:text-properties fo:color="#000000" fo:font-weight="bold" fo:background-color="transparent" style:font-name-asian="Arial2" style:font-weight-asian="bold" style:font-name-complex="Arial" style:font-weight-complex="bold"/>
    </style:style>
    <style:style style:name="T16" style:family="text">
      <style:text-properties fo:color="#000000" fo:font-weight="normal" style:font-name-asian="Arial2" style:font-weight-asian="normal" style:font-name-complex="Arial" style:font-weight-complex="normal"/>
    </style:style>
    <style:style style:name="T17" style:family="text">
      <style:text-properties fo:color="#000000" fo:font-style="italic" fo:font-weight="normal" fo:background-color="transparent" style:font-name-asian="Arial2" style:font-style-asian="italic" style:font-weight-asian="normal" style:font-name-complex="Arial" style:font-style-complex="italic" style:font-weight-complex="normal"/>
    </style:style>
    <style:style style:name="T18" style:family="text">
      <style:text-properties fo:color="#000000" style:font-name-asian="Arial2" style:font-name-complex="Arial"/>
    </style:style>
    <style:style style:name="T19" style:family="text">
      <style:text-properties fo:color="#000000" style:text-position="super 58%" fo:font-style="normal" fo:font-weight="normal" fo:background-color="transparent" style:font-name-asian="Arial2" style:font-style-asian="normal" style:font-weight-asian="normal" style:font-name-complex="Arial" style:font-style-complex="normal" style:font-weight-complex="normal"/>
    </style:style>
    <style:style style:name="T20" style:family="text">
      <style:text-properties fo:color="#000000" style:text-position="super 58%" fo:font-style="normal" fo:font-weight="normal" style:font-name-asian="Arial2" style:font-style-asian="normal" style:font-weight-asian="normal" style:font-name-complex="Arial" style:font-style-complex="normal" style:font-weight-complex="normal"/>
    </style:style>
    <style:style style:name="T21" style:family="text">
      <style:text-properties fo:color="#000000" fo:font-size="11pt" fo:font-style="normal" fo:font-weight="bold" fo:background-color="transparent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000000" fo:font-size="11pt" fo:font-style="normal" fo:font-weight="bold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000000" fo:font-size="11pt" fo:font-style="normal" fo:font-weight="normal" fo:background-color="transparent" style:font-name-asian="Arial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color="#000000" fo:font-size="11pt" fo:font-style="normal" fo:font-weight="normal" style:font-name-asian="Arial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color="#000000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000000" fo:font-size="11pt" fo:font-style="normal" style:text-underline-style="none" fo:font-weight="bold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000000" style:font-name="Times New Roman" fo:font-style="normal" fo:font-weight="bold" fo:background-color="transparent" style:font-name-asian="Arial2" style:font-style-asian="normal" style:font-weight-asian="bold" style:font-name-complex="Arial" style:font-style-complex="normal" style:font-weight-complex="bold"/>
    </style:style>
    <style:style style:name="T28" style:family="text">
      <style:text-properties fo:color="#000000" style:font-name="Times New Roman" fo:font-size="11pt" fo:font-style="normal" fo:font-weight="normal" style:font-name-asian="Arial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000000" fo:font-size="10pt" fo:font-style="italic" style:font-name-asian="Arial2" style:font-size-asian="10pt" style:language-asian="it" style:country-asian="IT" style:font-style-asian="italic" style:font-name-complex="Arial" style:font-size-complex="10pt" style:font-style-complex="italic"/>
    </style:style>
    <style:style style:name="T30" style:family="text">
      <style:text-properties fo:color="#000000" fo:font-size="10pt" fo:font-style="italic" style:font-name-asian="Arial2" style:font-size-asian="10pt" style:font-style-asian="italic" style:font-name-complex="Arial" style:font-size-complex="10pt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name-complex="Arial" style:font-weight-complex="bold"/>
    </style:style>
    <style:style style:name="T33" style:family="text">
      <style:text-properties fo:font-weight="bold" style:font-weight-asian="bold" style:font-name-complex="Ari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name-complex="Arial" style:font-weight-complex="normal"/>
    </style:style>
    <style:style style:name="T36" style:family="text">
      <style:text-properties fo:font-weight="normal" fo:background-color="transparent" style:font-weight-asian="normal" style:font-name-complex="Arial" style:font-weight-complex="normal"/>
    </style:style>
    <style:style style:name="T37" style:family="text">
      <style:text-properties fo:font-weight="normal" fo:background-color="transparent" style:font-weight-asian="normal" style:font-weight-complex="normal"/>
    </style:style>
    <style:style style:name="T38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41" style:family="text">
      <style:text-properties fo:font-style="normal" fo:background-color="transparent" style:font-style-asian="normal" style:font-style-complex="normal"/>
    </style:style>
    <style:style style:name="T42" style:family="text">
      <style:text-properties style:font-name-complex="Arial"/>
    </style:style>
    <style:style style:name="T43" style:family="text">
      <style:text-properties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T44" style:family="text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45" style:family="text">
      <style:text-properties fo:font-size="11p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6" style:family="text">
      <style:text-properties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8" style:family="text">
      <style:text-properties fo:font-size="11pt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fo:font-size="11pt" fo:font-style="normal" style:text-underline-style="none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T50" style:family="text">
      <style:text-properties fo:font-size="11p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T51" style:family="text">
      <style:text-properties fo:language="it" fo:country="IT" style:font-name-complex="Arial"/>
    </style:style>
    <style:style style:name="T52" style:family="text">
      <style:text-properties fo:language="it" fo:country="IT" fo:font-style="normal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fo:language="it" fo:country="IT" fo:font-weight="normal" style:font-weight-asian="normal" style:font-name-complex="Arial" style:font-weight-complex="normal"/>
    </style:style>
    <style:style style:name="T54" style:family="text">
      <style:text-properties fo:language="it" fo:country="IT" fo:font-weight="bold" style:font-weight-asian="bold" style:font-name-complex="Arial"/>
    </style:style>
    <style:style style:name="T55" style:family="text">
      <style:text-properties fo:language="it" fo:country="IT" fo:font-weight="bold" style:font-weight-asian="bold" style:font-name-complex="Arial" style:font-weight-complex="bold"/>
    </style:style>
    <style:style style:name="T56" style:family="text">
      <style:text-properties fo:language="it" fo:country="IT" fo:font-style="italic" style:font-style-asian="italic" style:font-name-complex="Arial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6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6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c0c0c0" draw:fill="none" draw:fill-color="#ffffff" fo:min-height="1.935cm" fo:padding-top="0.3cm" fo:padding-bottom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 xlink:type="simple">
          <form:button form:name="1" form:control-implementation="ooo:com.sun.star.form.component.CommandButton" xml:id="control1" form:id="control1" form:label="RESET" form:printable="false" form:button-type="rese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2" form:control-implementation="ooo:com.sun.star.form.component.TextField" xml:id="control2" form:id="control2" form:tab-index="2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5" form:control-implementation="ooo:com.sun.star.form.component.TextField" xml:id="control3" form:id="control3" form:tab-index="5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" form:control-implementation="ooo:com.sun.star.form.component.TextField" xml:id="control4" form:id="control4" form:tab-index="6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7" form:control-implementation="ooo:com.sun.star.form.component.TextField" xml:id="control5" form:id="control5" form:tab-index="7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8" form:control-implementation="ooo:com.sun.star.form.component.TextField" xml:id="control6" form:id="control6" form:tab-index="8" form:max-length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9" form:control-implementation="ooo:com.sun.star.form.component.TextField" xml:id="control7" form:id="control7" form:tab-index="9" form:max-length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0" form:control-implementation="ooo:com.sun.star.form.component.TextField" xml:id="control8" form:id="control8" form:tab-index="10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1" form:control-implementation="ooo:com.sun.star.form.component.TextField" xml:id="control9" form:id="control9" form:tab-index="11" form:max-length="4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12" form:control-implementation="ooo:com.sun.star.form.component.TextField" xml:id="control10" form:id="control10" form:tab-index="12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checkbox form:name="13" form:control-implementation="ooo:com.sun.star.form.component.CheckBox" xml:id="control11" form:id="control11" form:label="Casella di controllo" form:tab-index="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2" form:id="control12" form:label="Casella di controllo" form:tab-index="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0" form:control-implementation="ooo:com.sun.star.form.component.TextField" xml:id="control13" form:id="control13" form:tab-index="2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5" form:control-implementation="ooo:com.sun.star.form.component.TextField" xml:id="control14" form:id="control14" form:tab-index="25" form:max-length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5" form:control-implementation="ooo:com.sun.star.form.component.TextField" xml:id="control15" form:id="control15" form:tab-index="35" form:max-length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0" form:control-implementation="ooo:com.sun.star.form.component.TextField" xml:id="control16" form:id="control16" form:tab-index="40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5" form:control-implementation="ooo:com.sun.star.form.component.TextField" xml:id="control17" form:id="control17" form:tab-index="45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0" form:control-implementation="ooo:com.sun.star.form.component.TextField" xml:id="control18" form:id="control18" form:tab-index="50" form:max-length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5" form:control-implementation="ooo:com.sun.star.form.component.TextField" xml:id="control19" form:id="control19" form:tab-index="5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0" form:control-implementation="ooo:com.sun.star.form.component.TextField" xml:id="control20" form:id="control20" form:tab-index="60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5" form:control-implementation="ooo:com.sun.star.form.component.TextField" xml:id="control21" form:id="control21" form:tab-index="65" form:max-length="42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70" form:control-implementation="ooo:com.sun.star.form.component.TextField" xml:id="control22" form:id="control22" form:tab-index="70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75" form:control-implementation="ooo:com.sun.star.form.component.TextField" xml:id="control23" form:id="control23" form:tab-index="75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95" form:control-implementation="ooo:com.sun.star.form.component.TextField" xml:id="control24" form:id="control24" form:tab-index="95" form:max-length="330" form:current-value="Max 330 caratteri" form:value="Max 330 caratteri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100" form:control-implementation="ooo:com.sun.star.form.component.TextField" xml:id="control25" form:id="control25" form:tab-index="10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05" form:control-implementation="ooo:com.sun.star.form.component.TextField" xml:id="control26" form:id="control26" form:tab-index="10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10" form:control-implementation="ooo:com.sun.star.form.component.TextField" xml:id="control27" form:id="control27" form:tab-index="11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15" form:control-implementation="ooo:com.sun.star.form.component.TextField" xml:id="control28" form:id="control28" form:tab-index="11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135" form:control-implementation="ooo:com.sun.star.form.component.CheckBox" xml:id="control29" form:id="control29" form:label="Casella di controllo" form:tab-index="1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45" form:control-implementation="ooo:com.sun.star.form.component.TextField" xml:id="control30" form:id="control30" form:tab-index="14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50" form:control-implementation="ooo:com.sun.star.form.component.TextField" xml:id="control31" form:id="control31" form:tab-index="150" form:max-length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155" form:control-implementation="ooo:com.sun.star.form.component.CheckBox" xml:id="control32" form:id="control32" form:label="Casella di controllo" form:tab-index="1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60" form:control-implementation="ooo:com.sun.star.form.component.TextField" xml:id="control33" form:id="control33" form:tab-index="16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65" form:control-implementation="ooo:com.sun.star.form.component.TextField" xml:id="control34" form:id="control34" form:tab-index="165" form:max-length="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55" form:control-implementation="ooo:com.sun.star.form.component.TextField" xml:id="control35" form:id="control35" form:tab-index="255" form:max-length="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60" form:control-implementation="ooo:com.sun.star.form.component.TextField" xml:id="control36" form:id="control36" form:tab-index="26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70" form:control-implementation="ooo:com.sun.star.form.component.TextField" xml:id="control37" form:id="control37" form:tab-index="27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75" form:control-implementation="ooo:com.sun.star.form.component.TextField" xml:id="control38" form:id="control38" form:tab-index="27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80" form:control-implementation="ooo:com.sun.star.form.component.TextField" xml:id="control39" form:id="control39" form:tab-index="28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85" form:control-implementation="ooo:com.sun.star.form.component.TextField" xml:id="control40" form:id="control40" form:tab-index="28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15" form:control-implementation="ooo:com.sun.star.form.component.TextField" xml:id="control41" form:id="control41" form:tab-index="415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20" form:control-implementation="ooo:com.sun.star.form.component.TextField" xml:id="control42" form:id="control42" form:tab-index="420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25" form:control-implementation="ooo:com.sun.star.form.component.TextField" xml:id="control43" form:id="control43" form:tab-index="425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30" form:control-implementation="ooo:com.sun.star.form.component.TextField" xml:id="control44" form:id="control44" form:tab-index="430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35" form:control-implementation="ooo:com.sun.star.form.component.TextField" xml:id="control45" form:id="control45" form:tab-stop="true" form:tab-index="435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40" form:control-implementation="ooo:com.sun.star.form.component.TextField" xml:id="control46" form:id="control46" form:tab-index="440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45" form:control-implementation="ooo:com.sun.star.form.component.TextField" xml:id="control47" form:id="control47" form:tab-index="445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50" form:control-implementation="ooo:com.sun.star.form.component.TextField" xml:id="control48" form:id="control48" form:tab-index="450" form:max-length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70" form:control-implementation="ooo:com.sun.star.form.component.TextField" xml:id="control49" form:id="control49" form:tab-index="470" form:max-length="4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500" form:control-implementation="ooo:com.sun.star.form.component.TextField" xml:id="control50" form:id="control50" form:tab-index="500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05" form:control-implementation="ooo:com.sun.star.form.component.TextField" xml:id="control51" form:id="control51" form:tab-index="505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290" form:control-implementation="ooo:com.sun.star.form.component.TextField" xml:id="control52" form:id="control52" form:tab-index="290" form:max-length="330" form:current-value="Max 330 caratteri" form:value="Max 330 caratteri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195" form:control-implementation="ooo:com.sun.star.form.component.CheckBox" xml:id="control53" form:id="control53" form:tab-index="1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00" form:control-implementation="ooo:com.sun.star.form.component.CheckBox" xml:id="control54" form:id="control54" form:tab-index="2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40" form:control-implementation="ooo:com.sun.star.form.component.CheckBox" xml:id="control55" form:id="control55" form:tab-stop="true" form:tab-index="2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45" form:control-implementation="ooo:com.sun.star.form.component.CheckBox" xml:id="control56" form:id="control56" form:tab-index="2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50" form:control-implementation="ooo:com.sun.star.form.component.CheckBox" xml:id="control57" form:id="control57" form:tab-index="2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05" form:control-implementation="ooo:com.sun.star.form.component.CheckBox" xml:id="control58" form:id="control58" form:tab-index="4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10" form:control-implementation="ooo:com.sun.star.form.component.CheckBox" xml:id="control59" form:id="control59" form:tab-index="4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55" form:control-implementation="ooo:com.sun.star.form.component.CheckBox" xml:id="control60" form:id="control60" form:tab-index="4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65" form:control-implementation="ooo:com.sun.star.form.component.CheckBox" xml:id="control61" form:id="control61" form:tab-index="4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475" form:control-implementation="ooo:com.sun.star.form.component.TextField" xml:id="control62" form:id="control62" form:tab-index="475" form:max-length="4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3" form:control-implementation="ooo:com.sun.star.form.component.TextField" xml:id="control63" form:id="control63" form:tab-index="3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" form:control-implementation="ooo:com.sun.star.form.component.TextField" xml:id="control64" form:id="control64" form:tab-index="4" form:max-length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40" form:control-implementation="ooo:com.sun.star.form.component.TextField" xml:id="control65" form:id="control65" form:tab-index="140" form:max-length="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295" form:control-implementation="ooo:com.sun.star.form.component.CheckBox" xml:id="control66" form:id="control66" form:tab-index="2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80" form:control-implementation="ooo:com.sun.star.form.component.CheckBox" xml:id="control67" form:id="control67" form:tab-index="4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85" form:control-implementation="ooo:com.sun.star.form.component.CheckBox" xml:id="control68" form:id="control68" form:label="Casella di controllo 2" form:tab-index="4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90" form:control-implementation="ooo:com.sun.star.form.component.CheckBox" xml:id="control69" form:id="control69" form:label="Casella di controllo 2" form:tab-index="4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95" form:control-implementation="ooo:com.sun.star.form.component.CheckBox" xml:id="control70" form:id="control70" form:label="Casella di controllo 2" form:tab-index="4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185" form:control-implementation="ooo:com.sun.star.form.component.CheckBox" xml:id="control71" form:id="control71" form:tab-index="1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190" form:control-implementation="ooo:com.sun.star.form.component.CheckBox" xml:id="control72" form:id="control72" form:tab-index="1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65" form:control-implementation="ooo:com.sun.star.form.component.TextField" xml:id="control73" form:id="control73" form:tab-index="26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180" form:control-implementation="ooo:com.sun.star.form.component.CheckBox" xml:id="control74" form:id="control74" form:tab-index="1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70" form:control-implementation="ooo:com.sun.star.form.component.TextField" xml:id="control75" form:id="control75" form:tab-index="17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75" form:control-implementation="ooo:com.sun.star.form.component.TextField" xml:id="control76" form:id="control76" form:tab-index="17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205" form:control-implementation="ooo:com.sun.star.form.component.CheckBox" xml:id="control77" form:id="control77" form:tab-index="2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0" form:control-implementation="ooo:com.sun.star.form.component.CheckBox" xml:id="control78" form:id="control78" form:label="Casella di controllo" form:tab-index="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460" form:control-implementation="ooo:com.sun.star.form.component.CheckBox" xml:id="control79" form:id="control79" form:tab-index="4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15" form:control-implementation="ooo:com.sun.star.form.component.CheckBox" xml:id="control80" form:id="control80" form:tab-index="2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20" form:control-implementation="ooo:com.sun.star.form.component.CheckBox" xml:id="control81" form:id="control81" form:tab-index="2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25" form:control-implementation="ooo:com.sun.star.form.component.CheckBox" xml:id="control82" form:id="control82" form:tab-index="2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210" form:control-implementation="ooo:com.sun.star.form.component.CheckBox" xml:id="control83" form:id="control83" form:tab-index="2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35" form:control-implementation="ooo:com.sun.star.form.component.TextField" xml:id="control84" form:id="control84" form:tab-index="23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30" form:control-implementation="ooo:com.sun.star.form.component.TextField" xml:id="control85" form:id="control85" form:tab-stop="true" form:tab-index="23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75" form:control-implementation="ooo:com.sun.star.form.component.TextField" xml:id="control86" form:id="control86" form:tab-index="37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80" form:control-implementation="ooo:com.sun.star.form.component.TextField" xml:id="control87" form:id="control87" form:tab-index="38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85" form:control-implementation="ooo:com.sun.star.form.component.TextField" xml:id="control88" form:id="control88" form:tab-index="38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90" form:control-implementation="ooo:com.sun.star.form.component.TextField" xml:id="control89" form:id="control89" form:tab-index="39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95" form:control-implementation="ooo:com.sun.star.form.component.TextField" xml:id="control90" form:id="control90" form:tab-index="39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00" form:control-implementation="ooo:com.sun.star.form.component.TextField" xml:id="control91" form:id="control91" form:tab-index="40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300" form:control-implementation="ooo:com.sun.star.form.component.CheckBox" xml:id="control92" form:id="control92" form:tab-index="3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305" form:control-implementation="ooo:com.sun.star.form.component.TextField" xml:id="control93" form:id="control93" form:tab-index="305" form:max-length="28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fasce orarie"/>
            </form:properties>
          </form:text>
          <form:checkbox form:name="310" form:control-implementation="ooo:com.sun.star.form.component.CheckBox" xml:id="control94" form:id="control94" form:tab-index="3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15" form:control-implementation="ooo:com.sun.star.form.component.CheckBox" xml:id="control95" form:id="control95" form:tab-index="3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20" form:control-implementation="ooo:com.sun.star.form.component.CheckBox" xml:id="control96" form:id="control96" form:tab-index="3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25" form:control-implementation="ooo:com.sun.star.form.component.CheckBox" xml:id="control97" form:id="control97" form:tab-index="3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30" form:control-implementation="ooo:com.sun.star.form.component.CheckBox" xml:id="control98" form:id="control98" form:tab-index="3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35" form:control-implementation="ooo:com.sun.star.form.component.CheckBox" xml:id="control99" form:id="control99" form:tab-index="3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340" form:control-implementation="ooo:com.sun.star.form.component.CheckBox" xml:id="control100" form:id="control100" form:tab-index="3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345" form:control-implementation="ooo:com.sun.star.form.component.TextField" xml:id="control101" form:id="control101" form:tab-stop="true" form:tab-index="34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50" form:control-implementation="ooo:com.sun.star.form.component.TextField" xml:id="control102" form:id="control102" form:tab-index="35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55" form:control-implementation="ooo:com.sun.star.form.component.TextField" xml:id="control103" form:id="control103" form:tab-index="35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60" form:control-implementation="ooo:com.sun.star.form.component.TextField" xml:id="control104" form:id="control104" form:tab-index="36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65" form:control-implementation="ooo:com.sun.star.form.component.TextField" xml:id="control105" form:id="control105" form:tab-index="36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70" form:control-implementation="ooo:com.sun.star.form.component.TextField" xml:id="control106" form:id="control106" form:tab-index="37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560" form:control-implementation="ooo:com.sun.star.form.component.CheckBox" xml:id="control107" form:id="control107" form:tab-index="5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10" form:control-implementation="ooo:com.sun.star.form.component.CheckBox" xml:id="control108" form:id="control108" form:tab-index="5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15" form:control-implementation="ooo:com.sun.star.form.component.CheckBox" xml:id="control109" form:id="control109" form:tab-index="5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20" form:control-implementation="ooo:com.sun.star.form.component.CheckBox" xml:id="control110" form:id="control110" form:tab-index="5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25" form:control-implementation="ooo:com.sun.star.form.component.CheckBox" xml:id="control111" form:id="control111" form:tab-index="5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30" form:control-implementation="ooo:com.sun.star.form.component.CheckBox" xml:id="control112" form:id="control112" form:tab-index="5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35" form:control-implementation="ooo:com.sun.star.form.component.CheckBox" xml:id="control113" form:id="control113" form:tab-index="5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40" form:control-implementation="ooo:com.sun.star.form.component.CheckBox" xml:id="control114" form:id="control114" form:tab-index="5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45" form:control-implementation="ooo:com.sun.star.form.component.CheckBox" xml:id="control115" form:id="control115" form:tab-index="5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50" form:control-implementation="ooo:com.sun.star.form.component.CheckBox" xml:id="control116" form:id="control116" form:tab-index="5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55" form:control-implementation="ooo:com.sun.star.form.component.CheckBox" xml:id="control117" form:id="control117" form:tab-index="5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30" form:control-implementation="ooo:com.sun.star.form.component.TextField" xml:id="control118" form:id="control118" form:tab-index="13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20" form:control-implementation="ooo:com.sun.star.form.component.TextField" xml:id="control119" form:id="control119" form:tab-index="120" form:max-length="46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125" form:control-implementation="ooo:com.sun.star.form.component.TextField" xml:id="control120" form:id="control120" form:tab-index="125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461" form:control-implementation="ooo:com.sun.star.form.component.CheckBox" xml:id="control121" form:id="control121" form:tab-index="4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561" form:control-implementation="ooo:com.sun.star.form.component.CheckBox" xml:id="control122" form:id="control122" form:tab-index="5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52" svg:width="3.26cm" svg:height="0.6cm" svg:x="9.081cm" svg:y="2.007cm" draw:control="control1"/>
      <text:section text:style-name="Sect1" text:name="Sezione1">
        <text:section text:style-name="Sect1" text:name="Sezione2">
          <text:section text:style-name="Sect1" text:name="Sezione3">
            <text:section text:style-name="Sect1" text:name="Sezione4">
              <text:section text:style-name="Sect1" text:name="Sezione5">
                <text:section text:style-name="Sect1" text:name="Sezione6">
                  <text:section text:style-name="Sect1" text:name="Sezione7">
                    <text:section text:style-name="Sect1" text:name="Sezione8" text:protected="true" text:protection-key="K7wz4k3gSFixeHcMLTOhkHnLaSc=">
                      <text:p text:style-name="P51">ORGANIZZAZIONE DI EVENTI E MANIFESTAZIONI TEMPORANEE SU SUOLO PUBBLICO</text:p>
                      <text:p text:style-name="Addressee"><draw:frame text:anchor-type="paragraph" draw:z-index="51" draw:style-name="gr5" draw:text-style-name="P57" svg:width="4.714cm" svg:height="2.987cm" svg:x="14.136cm" svg:y="-0.206cm"><draw:text-box><text:p text:style-name="P57">MARCA </text:p><text:p text:style-name="P57">DA BOLLO </text:p><text:p text:style-name="P57"><text:span text:style-name="T63">Valore riferito al momento di presentazione dell'istanza</text:span></text:p></draw:text-box></draw:frame>Al Comune di Trento</text:p>
                      <text:p text:style-name="P40">Corpo di Polizia Locale Trento Monte Bondone Ufficio Segreteria</text:p>
                      <text:p text:style-name="Addressee"><text:span text:style-name="T1">via Maccani 148 - 38121 Trento. E-mail:</text:span><text:span text:style-name="T2"> </text:span><text:a xlink:type="simple" xlink:href="mailto:poliziam.comune.tn@cert.legalmail.it"><text:span text:style-name="T2">poliziam.comune.tn@cert.legalmail.it</text:span></text:a></text:p>
                      <text:p text:style-name="P32">Solo per manifestazioni che si svolgono su aree verdi o parchi:</text:p>
                      <text:p text:style-name="P31">Servizio Gestione Strade e Parchi Ufficio Parchi e Giardini</text:p>
                      <text:p text:style-name="P33"><text:span text:style-name="T5">via del Maso Smalz, 3 - 38122 Trento. E-mail: </text:span><text:a xlink:type="simple" xlink:href="mailto:gestionestradeparchi.comune.tn@cert.legalmail.it"><text:span text:style-name="T5">gestionestradeparchi.comune.tn@cert.legalmail.it</text:span></text:a></text:p>
                      <text:p text:style-name="P1"/>
                      <text:p text:style-name="Text_20_body"><text:span text:style-name="T2">Il sottoscritto </text:span><draw:control text:anchor-type="as-char" svg:y="-0.489cm" draw:z-index="1" draw:style-name="gr2" draw:text-style-name="P53" svg:width="10.193cm" svg:height="0.701cm" draw:control="control2"/> Nato a <text:span text:style-name="T3"><draw:control text:anchor-type="as-char" draw:z-index="63" draw:style-name="gr3" draw:text-style-name="P54" svg:width="5.374cm" svg:height="0.701cm" draw:control="control63"/></text:span><text:span text:style-name="T3"> </text:span></text:p>
                      <text:p text:style-name="Text_20_body">il <text:span text:style-name="T3"><draw:control text:anchor-type="as-char" draw:z-index="64" draw:style-name="gr3" draw:text-style-name="P54" svg:width="1.983cm" svg:height="0.701cm" draw:control="control64"/></text:span><text:span text:style-name="T3"> Codice Fiscale </text:span><text:span text:style-name="T3"><draw:control text:anchor-type="as-char" draw:z-index="2" draw:style-name="gr3" draw:text-style-name="P54" svg:width="3.85cm" svg:height="0.701cm" draw:control="control3"/></text:span><text:span text:style-name="T3"> </text:span><text:span text:style-name="T1">Residenza: Provincia </text:span><text:span text:style-name="T1"><draw:control text:anchor-type="as-char" draw:z-index="3" draw:style-name="gr3" draw:text-style-name="P55" svg:width="0.793cm" svg:height="0.701cm" draw:control="control4"/></text:span><text:span text:style-name="T1"> Comune </text:span><text:span text:style-name="T3"><draw:control text:anchor-type="as-char" draw:z-index="4" draw:style-name="gr3" draw:text-style-name="P54" svg:width="4.541cm" svg:height="0.701cm" draw:control="control5"/></text:span></text:p>
                      <text:p text:style-name="Text_20_body"><text:span text:style-name="T3">indirizzo </text:span><text:span text:style-name="T3"><draw:control text:anchor-type="as-char" svg:y="-0.489cm" draw:z-index="5" draw:style-name="gr2" draw:text-style-name="P54" svg:width="10.323cm" svg:height="0.701cm" draw:control="control6"/></text:span><text:span text:style-name="T3"> </text:span><text:span text:style-name="T38">CAP </text:span><text:span text:style-name="T40"><draw:control text:anchor-type="as-char" draw:z-index="6" draw:style-name="gr3" draw:text-style-name="P54" svg:width="1.331cm" svg:height="0.701cm" draw:control="control7"/></text:span><text:span text:style-name="T40"> </text:span><text:span text:style-name="T38">telefono</text:span><text:span text:style-name="T38"><draw:control text:anchor-type="as-char" draw:z-index="7" draw:style-name="gr3" draw:text-style-name="P54" svg:width="3.564cm" svg:height="0.701cm" draw:control="control8"/></text:span><text:span text:style-name="T38"> </text:span></text:p>
                      <text:p text:style-name="Text_20_body"><text:span text:style-name="T38">E-mail </text:span><text:span text:style-name="T38"><draw:control text:anchor-type="as-char" svg:y="-0.489cm" draw:z-index="8" draw:style-name="gr2" draw:text-style-name="P53" svg:width="8.102cm" svg:height="0.701cm" draw:control="control9"/></text:span><text:span text:style-name="T38"> PEC </text:span><text:span text:style-name="T38"><draw:control text:anchor-type="as-char" svg:y="-0.489cm" draw:z-index="9" draw:style-name="gr2" draw:text-style-name="P53" svg:width="8.838cm" svg:height="0.701cm" draw:control="control10"/></text:span><text:span text:style-name="T38"> </text:span></text:p>
                      <text:p text:style-name="Text_20_body"><text:span text:style-name="T32"><text:s/></text:span><text:span text:style-name="T35">in qualità di: </text:span><text:span text:style-name="T16"><draw:control text:anchor-type="as-char" draw:z-index="10" draw:style-name="gr4" draw:text-style-name="P56" svg:width="0.366cm" svg:height="0.368cm" draw:control="control11"/></text:span><text:span text:style-name="T35"> Legale rappresentante <text:s text:c="2"/></text:span><text:span text:style-name="T16"><draw:control text:anchor-type="as-char" draw:z-index="11" draw:style-name="gr4" draw:text-style-name="P56" svg:width="0.401cm" svg:height="0.368cm" draw:control="control12"/></text:span><text:span text:style-name="T35"> Altro </text:span><text:span text:style-name="T35"><draw:control text:anchor-type="as-char" svg:y="-0.489cm" draw:z-index="12" draw:style-name="gr2" draw:text-style-name="P54" svg:width="11.279cm" svg:height="0.701cm" draw:control="control13"/></text:span><text:span text:style-name="T35"> </text:span></text:p>
                      <text:p text:style-name="Text_20_body"><text:span text:style-name="T38">Denominazione/ragione sociale </text:span><text:span text:style-name="T38"><draw:control text:anchor-type="as-char" svg:y="-0.49cm" draw:z-index="13" draw:style-name="gr2" draw:text-style-name="P54" svg:width="13.99cm" svg:height="0.699cm" draw:control="control14"/></text:span><text:span text:style-name="T38"> </text:span></text:p>
                      <text:p text:style-name="Text_20_body"><text:span text:style-name="T35"><text:s/></text:span><text:span text:style-name="T16"><draw:control text:anchor-type="as-char" draw:z-index="78" draw:style-name="gr4" draw:text-style-name="P56" svg:width="0.401cm" svg:height="0.368cm" draw:control="control78"/></text:span><text:span text:style-name="T35"> Impresa/Società <text:s/></text:span><text:span text:style-name="T35"><draw:control text:anchor-type="as-char" draw:z-index="14" draw:style-name="gr3" draw:text-style-name="P53" svg:width="15.692cm" svg:height="0.701cm" draw:control="control15"/></text:span><text:span text:style-name="T35"> </text:span></text:p>
                      <text:p text:style-name="Text_20_body">Sede legale:<text:span text:style-name="T34"> Prov. </text:span><text:span text:style-name="T34"><draw:control text:anchor-type="as-char" draw:z-index="15" draw:style-name="gr3" draw:text-style-name="P54" svg:width="0.69cm" svg:height="0.701cm" draw:control="control16"/></text:span><text:span text:style-name="T34"> Comune </text:span><draw:control text:anchor-type="as-char" draw:z-index="16" draw:style-name="gr3" draw:text-style-name="P54" svg:width="3.696cm" svg:height="0.701cm" draw:control="control17"/> <text:span text:style-name="T34">indirizzo</text:span> <draw:control text:anchor-type="as-char" draw:z-index="17" draw:style-name="gr3" draw:text-style-name="P54" svg:width="8.635cm" svg:height="0.701cm" draw:control="control18"/> </text:p>
                      <text:p text:style-name="Text_20_body"><text:span text:style-name="T38">CAP </text:span><text:span text:style-name="T40"><draw:control text:anchor-type="as-char" draw:z-index="18" draw:style-name="gr3" draw:text-style-name="P54" svg:width="1.186cm" svg:height="0.701cm" draw:control="control19"/></text:span><text:span text:style-name="T40"> </text:span><text:span text:style-name="T38">codice fiscale/partita IVA </text:span><text:span text:style-name="T38"><draw:control text:anchor-type="as-char" draw:z-index="19" draw:style-name="gr3" draw:text-style-name="P54" svg:width="3.548cm" svg:height="0.701cm" draw:control="control20"/></text:span><text:span text:style-name="T38"> PEC </text:span><text:span text:style-name="T38"><draw:control text:anchor-type="as-char" draw:z-index="20" draw:style-name="gr3" draw:text-style-name="P53" svg:width="8.39cm" svg:height="0.701cm" draw:control="control21"/></text:span><text:span text:style-name="T38"> </text:span></text:p>
                      <text:p text:style-name="Text_20_body"><text:span text:style-name="T38">telefono </text:span><text:span text:style-name="T40"><draw:control text:anchor-type="as-char" svg:y="-0.512cm" draw:z-index="21" draw:style-name="gr2" draw:text-style-name="P54" svg:width="3.592cm" svg:height="0.701cm" draw:control="control22"/></text:span><text:span text:style-name="T40"> </text:span><text:span text:style-name="T38">Fax </text:span><text:span text:style-name="T38"><draw:control text:anchor-type="as-char" draw:z-index="22" draw:style-name="gr3" draw:text-style-name="P54" svg:width="3.456cm" svg:height="0.701cm" draw:control="control23"/></text:span><text:span text:style-name="T38"> </text:span></text:p>
                      <text:p text:style-name="P16">PER EFFETTUARE LA SEGUENTE MANIFESTAZIONE TEMPORANEA:</text:p>
                      <text:p text:style-name="P30"><text:span text:style-name="T35">Denominazione evento e descrizione</text:span><text:span text:style-name="T42"> <text:s text:c="16"/></text:span><text:span text:style-name="T42"><draw:control text:anchor-type="as-char" svg:y="-1.388cm" draw:z-index="23" draw:style-name="gr2" draw:text-style-name="P54" svg:width="19cm" svg:height="2.154cm" draw:control="control24"/></text:span><text:span text:style-name="T14"> </text:span></text:p>
                      <text:p text:style-name="P14"><text:span text:style-name="T16">Durata dal </text:span><text:span text:style-name="T16"><draw:control text:anchor-type="as-char" draw:z-index="24" draw:style-name="gr3" draw:text-style-name="P54" svg:width="3.26cm" svg:height="0.701cm" draw:control="control25"/></text:span><text:span text:style-name="T16"> al </text:span><text:span text:style-name="T16"><draw:control text:anchor-type="as-char" draw:z-index="25" draw:style-name="gr3" draw:text-style-name="P54" svg:width="3.294cm" svg:height="0.701cm" draw:control="control26"/></text:span><text:span text:style-name="T16"> dalle ore </text:span><text:span text:style-name="T16"><draw:control text:anchor-type="as-char" draw:z-index="26" draw:style-name="gr3" draw:text-style-name="P54" svg:width="2.096cm" svg:height="0.701cm" draw:control="control27"/></text:span><text:span text:style-name="T16"> alle ore </text:span><text:span text:style-name="T16"><draw:control text:anchor-type="as-char" draw:z-index="27" draw:style-name="gr3" draw:text-style-name="P54" svg:width="2.338cm" svg:height="0.701cm" draw:control="control28"/></text:span></text:p>
                      <text:p text:style-name="P25">Referente:<text:span text:style-name="T9"> </text:span><text:span text:style-name="T7"><draw:control text:anchor-type="as-char" svg:y="-0.489cm" draw:z-index="119" draw:style-name="gr2" draw:text-style-name="P53" svg:width="10.411cm" svg:height="0.701cm" draw:control="control119"/></text:span><text:span text:style-name="T9"> Tel./Cellulare </text:span><text:span text:style-name="T7"><draw:control text:anchor-type="as-char" svg:y="-0.489cm" draw:z-index="120" draw:style-name="gr2" draw:text-style-name="P54" svg:width="4.361cm" svg:height="0.701cm" draw:control="control120"/></text:span><text:span text:style-name="T7"> </text:span></text:p>
                      <text:p text:style-name="P25"><text:span text:style-name="T9">Affluenza prevista n. persone:</text:span><text:span text:style-name="T7"> </text:span><text:span text:style-name="T9"><text:s/></text:span><text:span text:style-name="T9"><draw:control text:anchor-type="as-char" draw:z-index="118" draw:style-name="gr3" draw:text-style-name="P54" svg:width="2.192cm" svg:height="0.701cm" draw:control="control118"/></text:span><text:span text:style-name="T9"> </text:span></text:p>
                      <text:p text:style-name="P25">Manifestazione con: </text:p>
                      <text:p text:style-name="P25"><text:span text:style-name="T16"><draw:control text:anchor-type="as-char" draw:z-index="28" draw:style-name="gr4" draw:text-style-name="P56" svg:width="0.401cm" svg:height="0.368cm" draw:control="control29"/></text:span><text:span text:style-name="T16"> il riconoscimento di rilevante pubblico interesse da parte del Comune di Trento: <text:s text:c="2"/></text:span></text:p>
                      <text:p text:style-name="P27"><text:span text:style-name="T18">con atto del </text:span><text:span text:style-name="T18"><draw:control text:anchor-type="as-char" svg:y="-0.489cm" draw:z-index="65" draw:style-name="gr2" draw:text-style-name="P54" svg:width="10.953cm" svg:height="0.701cm" draw:control="control65"/></text:span><text:span text:style-name="T12"> </text:span><text:span text:style-name="T18">di data </text:span><text:span text:style-name="T18"><draw:control text:anchor-type="as-char" draw:z-index="29" draw:style-name="gr3" draw:text-style-name="P54" svg:width="2.417cm" svg:height="0.701cm" draw:control="control30"/></text:span><text:span text:style-name="T18"> n. </text:span><text:span text:style-name="T18"><draw:control text:anchor-type="as-char" svg:y="-0.686cm" draw:z-index="30" draw:style-name="gr2" draw:text-style-name="P54" svg:width="1.978cm" svg:height="0.701cm" draw:control="control31"/></text:span><text:span text:style-name="T18"> <text:s/></text:span></text:p>
                      <text:p text:style-name="P27"><text:span text:style-name="T18"><draw:control text:anchor-type="as-char" draw:z-index="31" draw:style-name="gr4" draw:text-style-name="P56" svg:width="0.401cm" svg:height="0.368cm" draw:control="control32"/></text:span><text:span text:style-name="T18"> il PATROCINIO del Comune di Trento </text:span></text:p>
                      <text:p text:style-name="P25"><text:span text:style-name="T16">richiesto in data </text:span><text:span text:style-name="T16"><draw:control text:anchor-type="as-char" draw:z-index="32" draw:style-name="gr3" draw:text-style-name="P54" svg:width="2.853cm" svg:height="0.701cm" draw:control="control33"/></text:span><text:span text:style-name="T16"> presso</text:span><text:span text:style-name="T7"> </text:span><text:span text:style-name="T7"><draw:control text:anchor-type="as-char" draw:z-index="33" draw:style-name="gr3" draw:text-style-name="P54" svg:width="12.205cm" svg:height="0.701cm" draw:control="control34"/></text:span><text:span text:style-name="T7"> </text:span></text:p>
                      <text:p text:style-name="P25"><text:span text:style-name="T10">Segnalazioni di somministrazione temporanea di alimenti e bevande di altri soggetti previste n.: <text:s/></text:span><text:span text:style-name="T10"><draw:control text:anchor-type="as-char" draw:z-index="75" draw:style-name="gr3" draw:text-style-name="P54" svg:width="2.192cm" svg:height="0.701cm" draw:control="control75"/></text:span><text:span text:style-name="T10"> </text:span><text:soft-page-break/><text:span text:style-name="T10">Segnalazioni di vendita al dettaglio temporanea di altri soggetti previste n.: <text:s/></text:span><text:span text:style-name="T10"><draw:control text:anchor-type="as-char" draw:z-index="76" draw:style-name="gr3" draw:text-style-name="P54" svg:width="2.192cm" svg:height="0.701cm" draw:control="control76"/></text:span><text:span text:style-name="T10"> </text:span></text:p>
                      <text:p text:style-name="P18">DICHIARA </text:p>
                      <text:p text:style-name="P23"><text:span text:style-name="T29">ai sensi degli artt. 46 e 47 del D.P.R. 445 del 28.12.2000, consapevole delle sanzioni penali, ai sensi dell’art. 76 del D.P.R. 445 </text:span><text:span text:style-name="T30">del 28.12.2000, nel caso di attestazioni non veritiere e falsità negli atti</text:span></text:p>
                      <text:p text:style-name="P22"><text:span text:style-name="T31">per le Associazioni</text:span><text:span text:style-name="T34">:</text:span><text:span text:style-name="T31"> di rientrare nella seguente tipologia</text:span></text:p>
                      <text:p text:style-name="P22"><text:span text:style-name="T7"><draw:control text:anchor-type="as-char" draw:z-index="74" draw:style-name="gr4" draw:text-style-name="P58" svg:width="0.5cm" svg:height="0.5cm" draw:control="control74"/></text:span><text:span text:style-name="T9"> </text:span><text:span text:style-name="T35">Associazione</text:span><text:span text:style-name="T33"> </text:span><text:span text:style-name="T35">senza fini di lucro</text:span></text:p>
                      <text:p text:style-name="P22"><text:span text:style-name="T7"><draw:control text:anchor-type="as-char" draw:z-index="71" draw:style-name="gr4" draw:text-style-name="P58" svg:width="0.5cm" svg:height="0.5cm" draw:control="control71"/></text:span><text:span text:style-name="T9"> </text:span><text:span text:style-name="T38">Associazione di Promozione Sociale iscritta nel registro provinciale di cui all'art. 7 c. 4 della legge 7.12.2000 n. 383</text:span></text:p>
                      <text:p text:style-name="P22"><text:span text:style-name="T7"><draw:control text:anchor-type="as-char" draw:z-index="72" draw:style-name="gr4" draw:text-style-name="P58" svg:width="0.5cm" svg:height="0.5cm" draw:control="control72"/></text:span><text:span text:style-name="T9"> </text:span><text:span text:style-name="T38">ONLUS organizzazione non lucrativa di utilità sociale iscritta all'anagrafe unica delle ONLUS</text:span></text:p>
                      <text:p text:style-name="P18">che nell'ambito di tale manifestazione svolgerà:</text:p>
                      <text:p text:style-name="P24"><text:span text:style-name="T10"><draw:control text:anchor-type="as-char" draw:z-index="53" draw:style-name="gr4" draw:text-style-name="P58" svg:width="0.5cm" svg:height="0.5cm" draw:control="control53"/></text:span><text:span text:style-name="T10"> </text:span><text:span text:style-name="T8">attività di somministrazione temporanea di alimenti e bevande </text:span><text:span text:style-name="T10">(N.B. Escluse le BEVANDE SUPERALCOLICHE con gradazione superiore ai 21° alcolici) e, </text:span><text:span text:style-name="T11">consapevole che l'efficacia della SCIA è subordinata al rilascio della concessione per l'occupazione di suolo pubblico,</text:span><text:span text:style-name="T10"> ALLEGA apposita </text:span><text:span text:style-name="T17">SCIA</text:span><text:span text:style-name="T10"><text:note text:id="ftn1" text:note-class="footnote"><text:note-citation>1</text:note-citation><text:note-body><text:p text:style-name="P35"><text:span text:style-name="T57">Per la somministrazione di alimenti e bevande o la vendita al dettaglio temporanea di prodotti alimentari, la presentazione della </text:span><text:span text:style-name="T61">SCIA (Segnalazione certificata iniz</text:span><text:span text:style-name="T62">io attività)</text:span><text:span text:style-name="T58"> o della </text:span><text:span text:style-name="T62">Comunicazione di vendita temporanea e occasionale </text:span><text:span text:style-name="T58">richiede anche una preventiva comunicazione all'Azienda Provinciale per i Servizi Sanitari di Trento.</text:span><text:span text:style-name="T60"> Per facilitare tale adempimento</text:span><text:span text:style-name="T59"> si segnala il modulo presente sul sito dell'A.P.S.S. di Trento, al seguente link:</text:span><text:span text:style-name="T57"> </text:span><text:a xlink:type="simple" xlink:href="https://www.apss.tn.it/documents/10180//96314//comunicazione+manifestazione+occasionale"><text:span text:style-name="T59">https://www.apss.tn.it/documents/10180//96314//comunicazione+manifestazione+occasionale</text:span></text:a><text:span text:style-name="T59"> </text:span></text:p></text:note-body></text:note></text:span><text:span text:style-name="T10"> compilabile</text:span><text:span text:style-name="T8"> </text:span><text:span text:style-name="T10">tramite il modulo reperibile al link: </text:span><text:a xlink:type="simple" xlink:href="http://www.modulistica.comunitrentini.tn.it/public/16/62/236/m380.pdf"><text:span text:style-name="T39">http://www.modulistica.comunitrentini.tn.it/public/16/62/236/m380.pdf</text:span></text:a></text:p>
                      <text:p text:style-name="P24"><text:span text:style-name="T8"><draw:control text:anchor-type="as-char" draw:z-index="54" draw:style-name="gr4" draw:text-style-name="P58" svg:width="0.5cm" svg:height="0.5cm" draw:control="control54"/></text:span><text:span text:style-name="T8"> attività di vendita al dettaglio temporanea </text:span><text:span text:style-name="T10">e, </text:span><text:span text:style-name="T11">consapevole che l'efficacia della SCIA è subordinata al rilascio della concessione per l'occupazione di suolo pubblico,</text:span><text:span text:style-name="T10"> ALLEGA apposita </text:span><text:span text:style-name="T17">SCIA</text:span><text:span text:style-name="T19">1</text:span><text:span text:style-name="T10"> compilabile tramite il modulo reperibile al link: </text:span><text:a xlink:type="simple" xlink:href="http://www.modulistica.comunitrentini.tn.it/public/12/28/107/m204.pdf"><text:span text:style-name="T41">http://www.modulistica.comunitrentini.tn.it/public/12/28/107/m204.pdf</text:span></text:a><text:span text:style-name="T10"> </text:span></text:p>
                      <text:p text:style-name="P15"><text:span text:style-name="T10"><draw:control text:anchor-type="as-char" draw:z-index="77" draw:style-name="gr4" draw:text-style-name="P58" svg:width="0.5cm" svg:height="0.5cm" draw:control="control77"/></text:span><text:span text:style-name="T10"> </text:span><text:span text:style-name="T13">attività di vendita temporanea e occasionale promossa ad esclusivo scopo benefico o di autofinanziamento da istituti scolastici, parrocchie, centri di aggregazione giovanile, centri per anziani, enti e associazioni che operano per finalità sociali</text:span><text:span text:style-name="T10">, ed ALLEGA apposita </text:span><text:span text:style-name="T17">Comunicazione di vendita temporanea e occasionale</text:span><text:span text:style-name="T19">1</text:span><text:span text:style-name="T10"> compilabile tramite il modulo reperibile al link: </text:span><text:a xlink:type="simple" xlink:href="http://www.comune.trento.it/Aree-tematiche/Attivita-economiche/Documentazione/Moduli-attivita-economiche/Modulo-47269-Comunicazione-di-vendita-temporanea-e-occasionale"><text:span text:style-name="T37">http://www.comune.trento.it/Aree-tematiche/Attivita-economiche/Documentazione/Moduli-attivita-economiche/Modulo-47269-Comunicazione-di-vendita-temporanea-e-occasionale</text:span></text:a></text:p>
                      <text:p text:style-name="P29"><text:span text:style-name="T14"><draw:control text:anchor-type="as-char" draw:z-index="83" draw:style-name="gr4" draw:text-style-name="P58" svg:width="0.5cm" svg:height="0.5cm" draw:control="control83"/></text:span><text:span text:style-name="T18"> </text:span><text:span text:style-name="T14">attività ricreative quali feste campestri, popolari e rionali, di beneficenza, di partito, sindacali, raduni e sagre, che si svolgono in orario compreso tra le 9.00-12.00 e 15.00-23.00 con intrattenimenti musicali:</text:span></text:p>
                      <text:p text:style-name="P43"><text:span text:style-name="T34"><draw:control text:anchor-type="as-char" draw:z-index="80" draw:style-name="gr4" draw:text-style-name="P58" svg:width="0.5cm" svg:height="0.5cm" draw:control="control80"/></text:span><text:span text:style-name="T34"> musica di sottofondo </text:span><text:span text:style-name="T16"><draw:control text:anchor-type="as-char" draw:z-index="81" draw:style-name="gr4" draw:text-style-name="P58" svg:width="0.5cm" svg:height="0.5cm" draw:control="control81"/></text:span><text:span text:style-name="T16"> </text:span><text:span text:style-name="T28">musica “dal vivo”</text:span><text:span text:style-name="T34"> </text:span><text:span text:style-name="T28"><draw:control text:anchor-type="as-char" draw:z-index="82" draw:style-name="gr4" draw:text-style-name="P58" svg:width="0.5cm" svg:height="0.5cm" draw:control="control82"/></text:span><text:span text:style-name="T28"> con amplificazione </text:span></text:p>
                      <text:p text:style-name="P43"><text:span text:style-name="T28">nei giorni dal</text:span><text:span text:style-name="T9"> </text:span><text:span text:style-name="T9"><draw:control text:anchor-type="as-char" draw:z-index="85" draw:style-name="gr3" draw:text-style-name="P54" svg:width="3.065cm" svg:height="0.701cm" draw:control="control85"/></text:span><text:span text:style-name="T9"> </text:span><text:span text:style-name="T9">al </text:span><text:span text:style-name="T9"><draw:control text:anchor-type="as-char" draw:z-index="84" draw:style-name="gr3" draw:text-style-name="P54" svg:width="3.331cm" svg:height="0.701cm" draw:control="control84"/></text:span></text:p>
                      <text:p text:style-name="P19">CHIEDE i seguenti atti ai fini di tale manifestazione:</text:p>
                      <text:p text:style-name="Text_20_body"><text:span text:style-name="T7"><draw:control text:anchor-type="as-char" draw:z-index="55" draw:style-name="gr4" draw:text-style-name="P58" svg:width="0.5cm" svg:height="0.5cm" draw:control="control55"/></text:span><text:span text:style-name="T7"> </text:span><text:span text:style-name="T40">1. Rilascio della concessione per l'occupazione temporanea di suolo pubblico </text:span></text:p>
                      <text:p text:style-name="Text_20_body"><text:span text:style-name="T7"><draw:control text:anchor-type="as-char" draw:z-index="56" draw:style-name="gr4" draw:text-style-name="P58" svg:width="0.5cm" svg:height="0.5cm" draw:control="control56"/></text:span><text:span text:style-name="T9"> su area verde/parco </text:span><text:span text:style-name="T9"><draw:control text:anchor-type="as-char" draw:z-index="57" draw:style-name="gr4" draw:text-style-name="P58" svg:width="0.5cm" svg:height="0.5cm" draw:control="control57"/></text:span><text:span text:style-name="T9">su altro spazio pubblico (strade, piazze, ecc.)<text:tab/><text:tab/><text:tab/><text:tab/><text:tab/><text:tab/><text:tab/></text:span><text:span text:style-name="T35">Luogo </text:span><text:span text:style-name="T35"><draw:control text:anchor-type="as-char" svg:y="-0.489cm" draw:z-index="34" draw:style-name="gr2" draw:text-style-name="P54" svg:width="13.756cm" svg:height="0.701cm" draw:control="control35"/></text:span><text:span text:style-name="T35"> </text:span><text:span text:style-name="T36">MQ </text:span><text:span text:style-name="T36"><draw:control text:anchor-type="as-char" draw:z-index="35" draw:style-name="gr3" draw:text-style-name="P54" svg:width="1.948cm" svg:height="0.701cm" draw:control="control36"/></text:span><text:span text:style-name="T36"> </text:span></text:p>
                      <text:p text:style-name="P25"><text:span text:style-name="T36"><text:tab/>di cui MQ </text:span><text:span text:style-name="T36"><draw:control text:anchor-type="as-char" svg:y="-0.275cm" draw:z-index="73" draw:style-name="gr2" draw:text-style-name="P54" svg:width="1.948cm" svg:height="0.701cm" draw:control="control73"/></text:span><text:span text:style-name="T36"> riservati alla somministrazione di alimenti e bevande <text:tab/><text:tab/><text:tab/><text:tab/><text:tab/><text:tab/></text:span><text:span text:style-name="T14">e allega planimetria dettagliata dell'occupazione (obbligatorio).</text:span></text:p>
                      <text:p text:style-name="P25"><text:span text:style-name="T34">Durata: dal </text:span><text:span text:style-name="T34"><draw:control text:anchor-type="as-char" draw:z-index="36" draw:style-name="gr3" draw:text-style-name="P54" svg:width="2.172cm" svg:height="0.701cm" draw:control="control37"/></text:span><text:span text:style-name="T34"> al </text:span><text:span text:style-name="T34"><draw:control text:anchor-type="as-char" draw:z-index="37" draw:style-name="gr3" draw:text-style-name="P54" svg:width="2.17cm" svg:height="0.701cm" draw:control="control38"/></text:span><text:span text:style-name="T34"> </text:span><text:span text:style-name="T42">dalle ore </text:span><text:span text:style-name="T42"><draw:control text:anchor-type="as-char" draw:z-index="38" draw:style-name="gr3" draw:text-style-name="P54" svg:width="1.689cm" svg:height="0.701cm" draw:control="control39"/></text:span><text:span text:style-name="T42"> alle ore </text:span><text:span text:style-name="T42"><draw:control text:anchor-type="as-char" draw:z-index="39" draw:style-name="gr3" draw:text-style-name="P54" svg:width="1.745cm" svg:height="0.701cm" draw:control="control40"/></text:span><text:span text:style-name="T42"> </text:span><text:span text:style-name="T35">(compreso montaggio e smontaggio)</text:span></text:p>
                      <text:p text:style-name="Text_20_body">con le seguenti attrezzature/mezzi:<text:span text:style-name="T42"> <text:s text:c="16"/></text:span><text:soft-page-break/><text:span text:style-name="T15"><draw:control text:anchor-type="as-char" svg:y="-1.388cm" draw:z-index="52" draw:style-name="gr2" draw:text-style-name="P54" svg:width="18.91cm" svg:height="2.186cm" draw:control="control52"/></text:span></text:p>
                      <text:p text:style-name="P21">Il sottoscritto si impegna a rispettare le disposizioni contenute nel “Regolamento di applicazione del Canone per l’occupazione di spazi e aree pubbliche” del Comune di Trento e nel provvedimento di concessione dell'occupazione di suolo pubblico rilasciato dall'organo competente.</text:p>
                      <text:p text:style-name="P28"><text:span text:style-name="T14"><draw:control text:anchor-type="as-char" draw:z-index="66" draw:style-name="gr4" draw:text-style-name="P58" svg:width="0.5cm" svg:height="0.5cm" draw:control="control66"/></text:span><text:span text:style-name="T14"> 2. Autorizzazione per l'esecuzione di intrattenimenti musicali: </text:span></text:p>
                      <text:p text:style-name="P44">- per manifestazioni quali concerti, spettacoli musicali, musica dal vivo con DJ, karaoke, cori, bande;</text:p>
                      <text:p text:style-name="P44">- per manifestazioni ed attività ricreative quali feste campestri, popolari <text:s/>e rionali, di beneficenza, di partito, sindacali, raduni e sagre, che si svolgono in un orario <text:span text:style-name="T31">diverso</text:span> da quello compreso tra le <text:span text:style-name="T31">9.00-12.00 e 15.00-23.00</text:span>.</text:p>
                      <text:p text:style-name="P22"><text:span text:style-name="T34"><draw:control text:anchor-type="as-char" draw:z-index="92" draw:style-name="gr4" draw:text-style-name="P58" svg:width="0.5cm" svg:height="0.5cm" draw:control="control92"/></text:span><text:span text:style-name="T34"> musica di sottofondo con orario </text:span><text:span text:style-name="T34"><draw:control text:anchor-type="as-char" draw:z-index="93" draw:style-name="gr3" draw:text-style-name="P53" svg:width="5.915cm" svg:height="0.701cm" draw:control="control93"/></text:span><text:span text:style-name="T34"> </text:span><text:span text:style-name="T16"><draw:control text:anchor-type="as-char" draw:z-index="94" draw:style-name="gr4" draw:text-style-name="P58" svg:width="0.5cm" svg:height="0.5cm" draw:control="control94"/></text:span><text:span text:style-name="T16"> </text:span><text:span text:style-name="T34">con amplificazione </text:span><text:span text:style-name="T28"><draw:control text:anchor-type="as-char" draw:z-index="95" draw:style-name="gr4" draw:text-style-name="P58" svg:width="0.5cm" svg:height="0.5cm" draw:control="control95"/></text:span><text:span text:style-name="T28"> musica “dal vivo”<text:tab/></text:span><text:span text:style-name="T28"><draw:control text:anchor-type="as-char" draw:z-index="96" draw:style-name="gr4" draw:text-style-name="P58" svg:width="0.5cm" svg:height="0.5cm" draw:control="control96"/></text:span><text:span text:style-name="T28"> selezione brani con DJ<text:tab/></text:span><text:span text:style-name="T28"><draw:control text:anchor-type="as-char" draw:z-index="97" draw:style-name="gr4" draw:text-style-name="P58" svg:width="0.5cm" svg:height="0.5cm" draw:control="control97"/></text:span><text:span text:style-name="T28"> karaoke<text:tab/></text:span><text:span text:style-name="T28"><draw:control text:anchor-type="as-char" draw:z-index="98" draw:style-name="gr4" draw:text-style-name="P58" svg:width="0.5cm" svg:height="0.5cm" draw:control="control98"/></text:span><text:span text:style-name="T28"> esibizione corale<text:tab/></text:span><text:span text:style-name="T28"><draw:control text:anchor-type="as-char" draw:z-index="99" draw:style-name="gr4" draw:text-style-name="P58" svg:width="0.5cm" svg:height="0.5cm" draw:control="control99"/></text:span><text:span text:style-name="T28"> esibizione bandistica </text:span><text:span text:style-name="T28"><draw:control text:anchor-type="as-char" draw:z-index="100" draw:style-name="gr4" draw:text-style-name="P58" svg:width="0.5cm" svg:height="0.5cm" draw:control="control100"/></text:span><text:span text:style-name="T28"> altro </text:span></text:p>
                      <text:p text:style-name="P20"><text:span text:style-name="T9"><text:s/>Data: <text:s/></text:span><text:span text:style-name="T9"><draw:control text:anchor-type="as-char" draw:z-index="101" draw:style-name="gr3" draw:text-style-name="P54" svg:width="2.588cm" svg:height="0.701cm" draw:control="control101"/></text:span><text:span text:style-name="T9"> dalle ore <text:s/></text:span><text:span text:style-name="T9"><draw:control text:anchor-type="as-char" draw:z-index="102" draw:style-name="gr3" draw:text-style-name="P54" svg:width="1.29cm" svg:height="0.701cm" draw:control="control102"/></text:span><text:span text:style-name="T9"> alle ore <text:s/></text:span><text:span text:style-name="T9"><draw:control text:anchor-type="as-char" draw:z-index="103" draw:style-name="gr3" draw:text-style-name="P54" svg:width="1.303cm" svg:height="0.701cm" draw:control="control103"/></text:span><text:span text:style-name="T9"> e Data </text:span><text:span text:style-name="T9"><draw:control text:anchor-type="as-char" draw:z-index="104" draw:style-name="gr3" draw:text-style-name="P54" svg:width="2.446cm" svg:height="0.701cm" draw:control="control104"/></text:span><text:span text:style-name="T9"> dalle ore <text:s/></text:span><text:span text:style-name="T9"><draw:control text:anchor-type="as-char" draw:z-index="105" draw:style-name="gr3" draw:text-style-name="P54" svg:width="1.414cm" svg:height="0.701cm" draw:control="control105"/></text:span><text:span text:style-name="T9"> alle ore <text:s/></text:span><text:span text:style-name="T9"><draw:control text:anchor-type="as-char" draw:z-index="106" draw:style-name="gr3" draw:text-style-name="P54" svg:width="1.424cm" svg:height="0.701cm" draw:control="control106"/></text:span><text:span text:style-name="T9"> </text:span></text:p>
                      <text:p text:style-name="P17"><text:span text:style-name="T24"><text:s/>Data: <text:s/></text:span><text:span text:style-name="T24"><draw:control text:anchor-type="as-char" draw:z-index="86" draw:style-name="gr3" draw:text-style-name="P54" svg:width="2.608cm" svg:height="0.701cm" draw:control="control86"/></text:span><text:span text:style-name="T24"> dalle ore <text:s/></text:span><text:span text:style-name="T24"><draw:control text:anchor-type="as-char" draw:z-index="87" draw:style-name="gr3" draw:text-style-name="P54" svg:width="1.29cm" svg:height="0.701cm" draw:control="control87"/></text:span><text:span text:style-name="T24"> alle ore <text:s/></text:span><text:span text:style-name="T24"><draw:control text:anchor-type="as-char" draw:z-index="88" draw:style-name="gr3" draw:text-style-name="P54" svg:width="1.303cm" svg:height="0.701cm" draw:control="control88"/></text:span><text:span text:style-name="T24"> e Data </text:span><text:span text:style-name="T24"><draw:control text:anchor-type="as-char" draw:z-index="89" draw:style-name="gr3" draw:text-style-name="P54" svg:width="2.447cm" svg:height="0.701cm" draw:control="control89"/></text:span><text:span text:style-name="T24"> dalle ore <text:s/></text:span><text:span text:style-name="T24"><draw:control text:anchor-type="as-char" draw:z-index="90" draw:style-name="gr3" draw:text-style-name="P54" svg:width="1.394cm" svg:height="0.701cm" draw:control="control90"/></text:span><text:span text:style-name="T24"> alle ore <text:s/></text:span><text:span text:style-name="T24"><draw:control text:anchor-type="as-char" draw:z-index="91" draw:style-name="gr3" draw:text-style-name="P54" svg:width="1.444cm" svg:height="0.701cm" draw:control="control91"/></text:span></text:p>
                      <text:p text:style-name="P26"><text:span text:style-name="T21"><draw:control text:anchor-type="as-char" draw:z-index="58" draw:style-name="gr4" draw:text-style-name="P58" svg:width="0.5cm" svg:height="0.5cm" draw:control="control58"/></text:span><text:span text:style-name="T21"> 3.</text:span><text:span text:style-name="T43"> Richiesta emissione di ordinanza per provvedimenti sul traffico</text:span><text:span text:style-name="T45">, allegando l'apposito modulo </text:span><text:span text:style-name="T23">reperibile al link:</text:span><text:span text:style-name="T45"> </text:span><text:a xlink:type="simple" xlink:href="http://www.comune.trento.it/Aree-tematiche/Ambiente-e-territorio/Documentazione-e-contatti/Moduli/Modulo-2701-Richiesta-emissione-di-ordinanza-per-provvedimenti-sul-traffico"><text:span text:style-name="T45">http://www.comune.trento.it/Aree-tematiche/Ambiente-e-territorio/Documentazione-e-contatti/Moduli/Modulo-</text:span></text:a><text:a xlink:type="simple" xlink:href="http://www.comune.trento.it/Aree-tematiche/Ambiente-e-territorio/Documentazione-e-contatti/Moduli/Modulo-2701-Richiesta-emissione-di-ordinanza-per-provvedimenti-sul-traffico"><text:span text:style-name="T45">2701-</text:span></text:a><text:a xlink:type="simple" xlink:href="http://www.comune.trento.it/Aree-tematiche/Ambiente-e-territorio/Documentazione-e-contatti/Moduli/Modulo-2701-Richiesta-emissione-di-ordinanza-per-provvedimenti-sul-traffico"><text:span text:style-name="T45">Richiesta-emissione-di-ordinanza-per-provvedimenti-sul-traffico</text:span></text:a><text:span text:style-name="T45"> </text:span></text:p>
                      <text:p text:style-name="P37"><text:span text:style-name="T21"><draw:control text:anchor-type="as-char" draw:z-index="59" draw:style-name="gr4" draw:text-style-name="P58" svg:width="0.5cm" svg:height="0.5cm" draw:control="control59"/></text:span><text:span text:style-name="T21"> 4.</text:span><text:span text:style-name="T43"> Richiesta permesso di transito per la ZTL (zona a traffico limitato) o per l'accesso alle aree verdi</text:span><text:span text:style-name="T45"> per i seguenti veicoli:</text:span></text:p>
                      <text:p text:style-name="P36"><text:span text:style-name="T38">modello </text:span><text:span text:style-name="T38"><draw:control text:anchor-type="as-char" draw:z-index="40" draw:style-name="gr3" draw:text-style-name="P54" svg:width="6.116cm" svg:height="0.701cm" draw:control="control41"/></text:span><text:span text:style-name="T38"> targa </text:span><text:span text:style-name="T38"><draw:control text:anchor-type="as-char" draw:z-index="41" draw:style-name="gr3" draw:text-style-name="P54" svg:width="6.099cm" svg:height="0.701cm" draw:control="control42"/></text:span></text:p>
                      <text:p text:style-name="P36"><text:span text:style-name="T38">modello </text:span><text:span text:style-name="T38"><draw:control text:anchor-type="as-char" draw:z-index="42" draw:style-name="gr3" draw:text-style-name="P54" svg:width="6.116cm" svg:height="0.701cm" draw:control="control43"/></text:span><text:span text:style-name="T38"> targa </text:span><text:span text:style-name="T38"><draw:control text:anchor-type="as-char" draw:z-index="43" draw:style-name="gr3" draw:text-style-name="P54" svg:width="6.118cm" svg:height="0.701cm" draw:control="control44"/></text:span></text:p>
                      <text:p text:style-name="P36"><text:span text:style-name="T38">modello </text:span><text:span text:style-name="T38"><draw:control text:anchor-type="as-char" draw:z-index="44" draw:style-name="gr3" draw:text-style-name="P54" svg:width="6.095cm" svg:height="0.701cm" draw:control="control45"/></text:span><text:span text:style-name="T38"> targa </text:span><text:span text:style-name="T38"><draw:control text:anchor-type="as-char" draw:z-index="45" draw:style-name="gr3" draw:text-style-name="P54" svg:width="6.12cm" svg:height="0.701cm" draw:control="control46"/></text:span></text:p>
                      <text:p text:style-name="P36"><text:span text:style-name="T38">modello </text:span><text:span text:style-name="T38"><draw:control text:anchor-type="as-char" draw:z-index="46" draw:style-name="gr3" draw:text-style-name="P54" svg:width="6.076cm" svg:height="0.701cm" draw:control="control47"/></text:span><text:span text:style-name="T38"> targa </text:span><text:span text:style-name="T38"><draw:control text:anchor-type="as-char" draw:z-index="47" draw:style-name="gr3" draw:text-style-name="P54" svg:width="6.139cm" svg:height="0.701cm" draw:control="control48"/></text:span></text:p>
                      <text:p text:style-name="P39"><text:span text:style-name="T22"><draw:control text:anchor-type="as-char" draw:z-index="60" draw:style-name="gr4" draw:text-style-name="P58" svg:width="0.5cm" svg:height="0.5cm" draw:control="control60"/></text:span><text:span text:style-name="T22"> 5.</text:span><text:span text:style-name="T44"> Richiesta a Dolomiti Ambiente Srl dei contenitori per l'asporto di rifiuti </text:span><text:span text:style-name="T46">in occasione della manifestazione, allegando l'apposito modulo</text:span><text:span text:style-name="T46"><text:note text:id="ftn2" text:note-class="footnote"><text:note-citation>2</text:note-citation><text:note-body><text:p text:style-name="P34">I dati relativi alla concessione dell'occupazione di suolo pubblico saranno compilati a cura dell'ufficio competente, che provvederà all'inoltro del modulo a Dolomiti Ambiente Srl</text:p></text:note-body></text:note></text:span><text:span text:style-name="T46"> </text:span><text:span text:style-name="T24">reperibile al link:</text:span><text:span text:style-name="T46"> </text:span><text:a xlink:type="simple" xlink:href="https://www.dolomitiambiente.it/wr-resource/ent3/1/Richiesta-asporto-rifiuti-in-occasione-di-manifestazioni.pdf"><text:span text:style-name="T47">https://www.dolomitiambiente.it/wr-resource/ent3/1/Richiesta-asporto-rifiuti-in-occasione-di-manifestazioni.pdf</text:span></text:a></text:p>
                      <text:p text:style-name="P38"><text:span text:style-name="T21"><draw:control text:anchor-type="as-char" draw:z-index="79" draw:style-name="gr4" draw:text-style-name="P58" svg:width="0.5cm" svg:height="0.5cm" draw:control="control79"/></text:span><text:span text:style-name="T21"> 6.</text:span><text:span text:style-name="T43"> Richiesta utilizzo torrette elettriche comunali per la manifestazione,</text:span><text:span text:style-name="T45"> </text:span><text:span text:style-name="T50">SOLO PER INIZIATIVE DI NATURA NON COMMERCIALE</text:span><text:span text:style-name="T49">,</text:span><text:span text:style-name="T48"> allegando l'apposito modulo reperibile al link:</text:span><text:span text:style-name="T49"> </text:span><text:a xlink:type="simple" xlink:href="http://www.comune.trento.it/Comune/Documenti/Moduli/Modulo-5201-Utilizzo-torrette-elettriche-comunali-per-manifestazioni-ed-eventi"><text:span text:style-name="T48">http://www.comune.trento.it/Comune/Documenti/Moduli/Modulo-5201-Utilizzo-torrette-elettriche-comunali-per-manifestazioni-ed-eventi</text:span></text:a></text:p>
                      <text:p text:style-name="P38"><text:span text:style-name="T26"><draw:control text:anchor-type="as-char" draw:z-index="121" draw:style-name="gr4" draw:text-style-name="P58" svg:width="0.5cm" svg:height="0.5cm" draw:control="control121"/></text:span><text:span text:style-name="T25"> 7.</text:span><text:span text:style-name="T49"> Richiesta spegnimento impianti di illuminazione pubblica,</text:span><text:span text:style-name="T48"> allegando l'apposito modulo reperibile al link:</text:span><text:span text:style-name="T49"> </text:span><text:a xlink:type="simple" xlink:href="http://www.comune.trento.it/Comune/Documenti/Moduli/Modulo-2306-Richiesta-spegnimento-impianti-illuminazione-pubblica-per-manifestazioni"><text:span text:style-name="T48">http://www.comune.trento.it/Comune/Documenti/Moduli/Modulo-2306-Richiesta-spegnimento-impianti-illuminazione-pubblica-per-manifestazioni</text:span></text:a></text:p>
                      <text:p text:style-name="P41"><text:span text:style-name="T4"><draw:control text:anchor-type="as-char" draw:z-index="61" draw:style-name="gr4" draw:text-style-name="P58" svg:width="0.5cm" svg:height="0.5cm" draw:control="control61"/></text:span><text:span text:style-name="T27"> </text:span><text:span text:style-name="T4">Il sottoscritto autorizza l'Amministrazione Comunale a trasmettere l'atto tramite uno dei seguenti metodi:</text:span></text:p>
                      <text:p text:style-name="P42"><text:span text:style-name="T6">E-mail </text:span><text:span text:style-name="T6"><draw:control text:anchor-type="as-char" svg:y="-0.489cm" draw:z-index="48" draw:style-name="gr2" draw:text-style-name="P53" svg:width="12.867cm" svg:height="0.701cm" draw:control="control49"/></text:span><text:span text:style-name="T6"> </text:span></text:p>
                      <text:p text:style-name="P42"><text:span text:style-name="T6">PEC <text:s text:c="3"/></text:span><text:span text:style-name="T6"><draw:control text:anchor-type="as-char" svg:y="-0.489cm" draw:z-index="62" draw:style-name="gr2" draw:text-style-name="P53" svg:width="12.877cm" svg:height="0.701cm" draw:control="control62"/></text:span><text:span text:style-name="T6"> </text:span></text:p>
                      <text:p text:style-name="P36"><text:soft-page-break/>Il sottoscritto intende effettuare il pagamento con:</text:p>
                      <text:p text:style-name="P36"><text:span text:style-name="T7"><draw:control text:anchor-type="as-char" draw:z-index="67" draw:style-name="gr4" draw:text-style-name="P58" svg:width="0.5cm" svg:height="0.5cm" draw:control="control67"/></text:span><text:span text:style-name="T7"> </text:span><text:span text:style-name="T9">Bancomat/carta di credito</text:span><text:span text:style-name="T7"> </text:span><text:span text:style-name="T9"><draw:control text:anchor-type="as-char" draw:z-index="68" draw:style-name="gr4" draw:text-style-name="P56" svg:width="0.368cm" svg:height="0.465cm" draw:control="control68"/></text:span><text:span text:style-name="T9"> Bonifico Bancario </text:span><text:span text:style-name="T9"><draw:control text:anchor-type="as-char" draw:z-index="69" draw:style-name="gr4" draw:text-style-name="P56" svg:width="0.368cm" svg:height="0.465cm" draw:control="control69"/></text:span><text:span text:style-name="T9">Bollettino di C.C.P. </text:span><text:span text:style-name="T9"><draw:control text:anchor-type="as-char" draw:z-index="70" draw:style-name="gr4" draw:text-style-name="P56" svg:width="0.368cm" svg:height="0.465cm" draw:control="control70"/></text:span><text:span text:style-name="T9"> versamento in Tesoreria comunale c/o UNICREDIT BANCA s.p.a. </text:span></text:p>
                      <text:p text:style-name="P9">Dichiara di aver preso visione dell'informativa ai sensi dell’art. 13 del Decreto Legislativo 196/2003.</text:p>
                      <text:p text:style-name="P5"><draw:control text:anchor-type="as-char" draw:z-index="49" draw:style-name="gr3" draw:text-style-name="P54" svg:width="7.776cm" svg:height="0.701cm" draw:control="control50"/> <text:s text:c="33"/><draw:control text:anchor-type="as-char" draw:z-index="50" draw:style-name="gr3" draw:text-style-name="P54" svg:width="7.776cm" svg:height="0.701cm" draw:control="control51"/> <text:s/></text:p>
                      <text:p text:style-name="P5"><text:s text:c="58"/>(Luogo e Data) <text:s text:c="99"/>(Firma)</text:p>
                      <text:list xml:id="list4638298942587871664" text:style-name="L1">
                        <text:list-header>
                          <text:p text:style-name="P45">La sottoscrizione in presenza del dipendente addetto di istanze da produrre agli organi dell'Amministrazione pubblica, non è soggetta ad autenticazione ove sia apposta in presenza del dipendente addetto ovvero l'istanza sia presentata unitamente a copia fotostatica di un documento di identità del sottoscrittore (art. 38 D.P.R. 445/2000).</text:p>
                        </text:list-header>
                      </text:list>
                      <text:p text:style-name="P10"/>
                      <text:p text:style-name="P8"><text:span text:style-name="T31">ALLEGA:</text:span> </text:p>
                      <text:p text:style-name="P6"><draw:control text:anchor-type="as-char" draw:z-index="108" draw:style-name="gr4" draw:text-style-name="P58" svg:width="0.5cm" svg:height="0.5cm" draw:control="control108"/> documento di identità in corso di validità del dichiarante </text:p>
                      <text:p text:style-name="P6"><draw:control text:anchor-type="as-char" draw:z-index="109" draw:style-name="gr4" draw:text-style-name="P58" svg:width="0.5cm" svg:height="0.5cm" draw:control="control109"/> planimetria dettagliata dell'occupazione (allegato obbligatorio)</text:p>
                      <text:p text:style-name="P7"><text:span text:style-name="T7"><draw:control text:anchor-type="as-char" draw:z-index="110" draw:style-name="gr4" draw:text-style-name="P58" svg:width="0.5cm" svg:height="0.5cm" draw:control="control110"/></text:span><text:span text:style-name="T7"> </text:span><text:span text:style-name="T9">per le ONLUS: documentazione attestante l’appartenenza a tale categoria</text:span><text:span text:style-name="T9"><text:note text:id="ftn3" text:note-class="footnote"><text:note-citation>3</text:note-citation><text:note-body><text:p text:style-name="P34">se non già in possesso dell'Amministrazione</text:p></text:note-body></text:note></text:span></text:p>
                      <text:p text:style-name="P7"><text:span text:style-name="T7"><draw:control text:anchor-type="as-char" draw:z-index="111" draw:style-name="gr4" draw:text-style-name="P58" svg:width="0.5cm" svg:height="0.5cm" draw:control="control111"/></text:span><text:span text:style-name="T7"> </text:span><text:span text:style-name="T9">per le Associazioni: statuto vigente o atto costitutivo</text:span><text:span text:style-name="T20">3</text:span><text:span text:style-name="T9"> </text:span></text:p>
                      <text:p text:style-name="P2"><draw:control text:anchor-type="as-char" draw:z-index="112" draw:style-name="gr4" draw:text-style-name="P58" svg:width="0.5cm" svg:height="0.5cm" draw:control="control112"/> <text:span text:style-name="T34">SCIA per somministrazione temporanea di alimenti e bevande <text:s/></text:span></text:p>
                      <text:p text:style-name="P2"><draw:control text:anchor-type="as-char" draw:z-index="113" draw:style-name="gr4" draw:text-style-name="P58" svg:width="0.5cm" svg:height="0.5cm" draw:control="control113"/> <text:span text:style-name="T34">SCIA per vendita al dettaglio temporanea</text:span></text:p>
                      <text:p text:style-name="P2"><text:span text:style-name="T34"><draw:control text:anchor-type="as-char" draw:z-index="114" draw:style-name="gr4" draw:text-style-name="P58" svg:width="0.5cm" svg:height="0.5cm" draw:control="control114"/></text:span><text:span text:style-name="T34"> Comunicazione di vendita temporanea e occasionale</text:span></text:p>
                      <text:p text:style-name="P2"><draw:control text:anchor-type="as-char" draw:z-index="115" draw:style-name="gr4" draw:text-style-name="P58" svg:width="0.5cm" svg:height="0.5cm" draw:control="control115"/> <text:span text:style-name="T34">Modulo per richiesta emissione di ordinanza per provvedimenti sul traffico</text:span></text:p>
                      <text:p text:style-name="P2"><draw:control text:anchor-type="as-char" draw:z-index="116" draw:style-name="gr4" draw:text-style-name="P58" svg:width="0.5cm" svg:height="0.5cm" draw:control="control116"/> <text:span text:style-name="T34">Modulo Dolomiti Ambiente Srl per richiesta asporto rifiuti in occasione di manifestazioni</text:span></text:p>
                      <text:p text:style-name="P2"><text:span text:style-name="T34"><draw:control text:anchor-type="as-char" draw:z-index="117" draw:style-name="gr4" draw:text-style-name="P58" svg:width="0.5cm" svg:height="0.5cm" draw:control="control117"/></text:span><text:span text:style-name="T34"> Modulo per richiesta utilizzo torrette elettriche comunali</text:span></text:p>
                      <text:p text:style-name="P4"><text:span text:style-name="T34"><draw:control text:anchor-type="as-char" draw:z-index="107" draw:style-name="gr4" draw:text-style-name="P58" svg:width="0.5cm" svg:height="0.5cm" draw:control="control107"/></text:span><text:span text:style-name="T34"> Modulo per richiesta spegnimento impianti illuminazione pubblica</text:span></text:p>
                      <text:p text:style-name="P4"><text:span text:style-name="T34"><draw:control text:anchor-type="as-char" draw:z-index="122" draw:style-name="gr4" draw:text-style-name="P58" svg:width="0.5cm" svg:height="0.5cm" draw:control="control122"/></text:span><text:span text:style-name="T34"> Altro </text:span></text:p>
                      <text:p text:style-name="P3"/>
                      <text:p text:style-name="P12">Informativa sul trattamento dei dati personali</text:p>
                      <text:p text:style-name="P13">Ai sensi dell'art. 13 del decreto legislativo 30 giugno 2003 n. 196, “Codice in materia di protezione dei dati personali”, si informa che:</text:p>
                      <text:p text:style-name="P11">i dati vengono raccolti e trattati ai fini del rilascio della concessione e di tutte le attività ad essa connesse.</text:p>
                      <text:list xml:id="list351143897692373282" text:style-name="WW8Num1">
                        <text:list-header>
                          <text:p text:style-name="P46"><text:span text:style-name="T51">- il trattamento può riguardare anche dati sensibili e/o giudiziari </text:span><text:span text:style-name="T52">(art. 4, comma 1, lett. D ed E, del D.LGS. n. 196/2003);</text:span></text:p>
                          <text:p text:style-name="P47">- i dati vengono comunicati e trattati con sistemi informatici e/o manuali, attraverso procedure adeguate a garantirne la sicurezza e la riservatezza;</text:p>
                          <text:p text:style-name="P46"><text:span text:style-name="T53">- il conferimento dei dati</text:span><text:span text:style-name="T54"> </text:span><text:span text:style-name="T51">ha natura obbligatoria ai fini del rilascio della concessione. </text:span><text:span text:style-name="T53">Non fornire i dati comporta l'impossibilità di dare riscontro alle richieste medesime</text:span><text:span text:style-name="T51">;</text:span></text:p>
                          <text:p text:style-name="P46"><text:span text:style-name="T53">- i dati possono essere comunicati</text:span><text:span text:style-name="T54"> </text:span><text:span text:style-name="T51">a Uffici, Enti ed Organi della Pubblica Amministrazione, Aziende o Istituzioni che, secondo le norme, sono tenuti a conoscerli o possono conoscerli, nonché ai soggetti che sono titolari del diritto di accesso</text:span><text:span text:style-name="T56">;</text:span></text:p>
                          <text:p text:style-name="P46"><text:span text:style-name="T53">- i dati possono essere conosciuti</text:span><text:span text:style-name="T55"> </text:span><text:span text:style-name="T53">dal Responsabile e dagli incaricati dei Servizi destinatari dell’atto e del Servizio Polizia Locale;</text:span></text:p>
                          <text:p text:style-name="P48">- ai sensi dell'art. 7 del d.lgs. 196/2003, l'interessato ha diritto di : </text:p>
                        </text:list-header>
                      </text:list>
                      <text:list xml:id="list2896919343201874403" text:style-name="L2">
                        <text:list-item>
                          <text:p text:style-name="P49">richiedere la conferma dell'esistenza o meno dei dati che lo riguardano; </text:p>
                        </text:list-item>
                        <text:list-item>
                          <text:p text:style-name="P49">ottenere la loro comunicazione in forma intelligibile; </text:p>
                        </text:list-item>
                        <text:list-item>
                          <text:p text:style-name="P49">richiedere di conoscere l’origine dei dati personali, le finalità e modalità del trattamento, la logica applicata se il trattamento è effettuato con l’ausilio di strumenti elettronici; </text:p>
                        </text:list-item>
                        <text:list-item>
                          <text:p text:style-name="P49">ottenere la cancellazione, la trasformazione in forma anonima o il blocco dei dati trattati in violazione di legge; </text:p>
                        </text:list-item>
                        <text:list-item>
                          <text:p text:style-name="P49">aggiornare, correggere o integrare i dati che lo riguardano; </text:p>
                        </text:list-item>
                        <text:list-item>
                          <text:p text:style-name="P50">opporsi, per motivi legittimi, al trattamento dei dati;</text:p>
                        </text:list-item>
                      </text:list>
                      <text:list xml:id="list32230812" text:continue-list="list351143897692373282" text:style-name="WW8Num1">
                        <text:list-header>
                          <text:p text:style-name="P46"><text:span text:style-name="T53">- Titolare del trattamento dei dati è il Comune di Trento</text:span><text:span text:style-name="T51">;</text:span></text:p>
                          <text:p text:style-name="P46"><text:span text:style-name="T53">- Responsabile del trattamento è il Dirigente</text:span><text:span text:style-name="T51"> </text:span><text:span text:style-name="T52">del Servizio a cui è indirizzata la richiesta</text:span><text:span text:style-name="T51">;</text:span></text:p>
                          <text:p text:style-name="P48">- Responsabile designato per l'esercizio dei diritti dell'interessato è il Segretario generale.</text:p>
                        </text:list-header>
                      </text:list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fo:font-weight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mniPage_20__23_1" style:display-name="OmniPage #1" style:family="paragraph" style:parent-style-name="Standard">
      <style:paragraph-properties fo:line-height="0.459cm"/>
      <style:text-properties fo:font-size="10pt" fo:language="en" fo:country="US" style:font-size-asian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Wingdings" fo:font-size="11pt" style:font-size-asian="11pt"/>
    </style:style>
    <style:style style:name="WW8Num8z0" style:family="text">
      <style:text-properties style:font-name="Wingdings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Modulo 0608.SC.4</text:p>
      </style:header>
      <style:footer>
        <text:p text:style-name="Footer">Pagina <text:page-number text:select-page="current">3</text:page-number> di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Modulo 0608.SC.4</text:p>
      </style:header>
      <style:footer>
        <text:p text:style-name="Footer">Pagina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5:45:43.53</meta:creation-date>
    <dc:date>2018-01-26T12:04:30.83</dc:date>
    <meta:editing-duration>P1DT4H16M4S</meta:editing-duration>
    <meta:editing-cycles>180</meta:editing-cycles>
    <meta:generator>OpenOffice.org/3.4.1$Win32 OpenOffice.org_project/341m1$Build-9593</meta:generator>
    <meta:print-date>2018-01-09T18:12:53.74</meta:print-date>
    <meta:printed-by>Francesca Merler</meta:printed-by>
    <dc:creator>Francesca Merler</dc:creator>
    <meta:document-statistic meta:table-count="0" meta:image-count="0" meta:object-count="0" meta:page-count="4" meta:paragraph-count="110" meta:word-count="1360" meta:character-count="10802"/>
  </office:meta>
</office:document-meta>
</file>